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ConfigurationBootstrapWithTests.webApplicationContextIs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WebTestContextBootstrapper.processMergedContextConfiguration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